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1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5cm" fo:min-width="3.945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49cm" svg:height="17.315cm" svg:x="1.905cm" svg:y="1.27cm">
          <draw:text-box>
            <text:p text:style-name="P1">MAGIC,COMP,VER</text:p>
            <text:p text:style-name="P1"/>
            <text:p text:style-name="P1">Text Header</text:p>
            <text:p text:style-name="P1"/>
            <text:p text:style-name="P1"/>
            <text:p text:style-name="P1">Header:</text:p>
            <text:p text:style-name="P1">sampleRate</text:p>
            <text:p text:style-name="P1">numDatagrams</text:p>
            <text:p text:style-name="P1">timeSpacingMode</text:p>
            <text:p text:style-name="P1"><text:s text:c="12"/>(REGULAR)</text:p>
            <text:p text:style-name="P1"/>
            <text:p text:style-name="P1">datagramSize</text:p>
            <text:p text:style-name="P1">duration</text:p>
            <text:p text:style-name="P1"/>
            <text:p text:style-name="P1">series of regularly</text:p>
            <text:p text:style-name="P1">spaced datagrams</text:p>
            <text:p text:style-name="P1"/>
            <text:p text:style-name="P1">.</text:p>
            <text:p text:style-name="P1">.</text:p>
            <text:p text:style-name="P1">.</text:p>
            <text:p text:style-name="P1"/>
            <text:p text:style-name="P1">.</text:p>
            <text:p text:style-name="P1">.</text:p>
            <text:p text:style-name="P1">.</text:p>
          </draw:text-box>
        </draw:frame>
        <draw:custom-shape draw:style-name="gr2" draw:text-style-name="P2" draw:layer="layout" svg:width="6.985cm" svg:height="7.62cm" svg:x="13.335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2.54cm" svg:x="1.27cm" svg:y="15.87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cm" svg:y="10.79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1cm" svg:y="13.33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167cm" svg:height="20.87cm" svg:x="13.97cm" svg:y="1.27cm">
          <draw:text-box>
            <text:p text:style-name="P1">MAGIC,COMP,VER</text:p>
            <text:p text:style-name="P1"/>
            <text:p text:style-name="P1">Text Header</text:p>
            <text:p text:style-name="P1"/>
            <text:p text:style-name="P1"/>
            <text:p text:style-name="P1">Header:</text:p>
            <text:p text:style-name="P1">sampleRate</text:p>
            <text:p text:style-name="P1">numDatagrams</text:p>
            <text:p text:style-name="P1">timeSpacingMode</text:p>
            <text:p text:style-name="P1"><text:s text:c="12"/>(VARIABLE)</text:p>
            <text:p text:style-name="P1"/>
            <text:p text:style-name="P1">numIdx, idxInterval</text:p>
            <text:p text:style-name="P1"/>
            <text:p text:style-name="P1">begin0 <text:s/>offset0</text:p>
            <text:p text:style-name="P1">begin1 <text:s/>offset1</text:p>
            <text:p text:style-name="P1">begin2 <text:s/>offset2</text:p>
            <text:p text:style-name="P1">etc.</text:p>
            <text:p text:style-name="P1"/>
            <text:p text:style-name="P1">series of variably</text:p>
            <text:p text:style-name="P1">sized datagrams</text:p>
            <text:p text:style-name="P1">(each including</text:p>
            <text:p text:style-name="P1">its own</text:p>
            <text:p text:style-name="P1">datagramSize</text:p>
            <text:p text:style-name="P1">and duration)</text:p>
            <text:p text:style-name="P1"/>
            <text:p text:style-name="P1">.</text:p>
            <text:p text:style-name="P1">.</text:p>
            <text:p text:style-name="P1">.</text:p>
            <text:p text:style-name="P1">.</text:p>
          </draw:text-box>
        </draw:frame>
        <draw:custom-shape draw:style-name="gr2" draw:text-style-name="P2" draw:layer="layout" svg:width="6.985cm" svg:height="5.08cm" svg:x="13.335cm" svg:y="8.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9.525cm" svg:x="1.27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5.08cm" svg:x="13.335cm" svg:y="13.9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1.905cm" svg:x="13.335cm" svg:y="19.0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3.335cm" svg:y="20.3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635cm" svg:y1="4.445cm" svg:x2="8.89cm" svg:y2="4.445cm">
          <text:p text:style-name="P1"/>
        </draw:line>
        <draw:line draw:style-name="gr4" draw:text-style-name="P2" draw:layer="layout" svg:x1="12.7cm" svg:y1="4.445cm" svg:x2="20.955cm" svg:y2="4.445cm">
          <text:p text:style-name="P1"/>
        </draw:line>
        <draw:line draw:style-name="gr4" draw:text-style-name="P2" draw:layer="layout" svg:x1="12.67cm" svg:y1="8.89cm" svg:x2="20.925cm" svg:y2="8.89cm">
          <text:p text:style-name="P1"/>
        </draw:line>
        <draw:line draw:style-name="gr4" draw:text-style-name="P2" draw:layer="layout" svg:x1="0.635cm" svg:y1="2.54cm" svg:x2="8.89cm" svg:y2="2.54cm">
          <text:p text:style-name="P1"/>
        </draw:line>
        <draw:line draw:style-name="gr4" draw:text-style-name="P2" draw:layer="layout" svg:x1="12.67cm" svg:y1="2.54cm" svg:x2="20.925cm" svg:y2="2.54cm">
          <text:p text:style-name="P1"/>
        </draw:line>
        <draw:line draw:style-name="gr4" draw:text-style-name="P2" draw:layer="layout" svg:x1="0.635cm" svg:y1="8.89cm" svg:x2="8.89cm" svg:y2="8.89cm">
          <text:p text:style-name="P1"/>
        </draw:line>
        <draw:line draw:style-name="gr4" draw:text-style-name="P2" draw:layer="layout" svg:x1="12.67cm" svg:y1="13.97cm" svg:x2="20.925cm" svg:y2="13.97cm">
          <text:p text:style-name="P1"/>
        </draw:line>
        <draw:line draw:style-name="gr4" draw:text-style-name="P2" draw:layer="layout" svg:x1="0.635cm" svg:y1="10.795cm" svg:x2="8.89cm" svg:y2="10.79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7-05T17:54:50</meta:creation-date>
    <dc:date>2006-07-18T14:36:38</dc:date>
    <dc:language>en-US</dc:language>
    <meta:editing-cycles>16</meta:editing-cycles>
    <meta:editing-duration>PT2H3M54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